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104.26pt"/>
    </style:style>
    <style:style style:name="co4" style:family="table-column">
      <style:table-column-properties fo:break-before="auto" style:column-width="144.74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327.74pt"/>
    </style:style>
    <style:style style:name="co7" style:family="table-column">
      <style:table-column-properties fo:break-before="auto" style:column-width="273pt"/>
    </style:style>
    <style:style style:name="co8" style:family="table-column">
      <style:table-column-properties fo:break-before="auto" style:column-width="278.25pt"/>
    </style:style>
    <style:style style:name="co9" style:family="table-column">
      <style:table-column-properties fo:break-before="auto" style:column-width="138.76pt"/>
    </style:style>
    <style:style style:name="co10" style:family="table-column">
      <style:table-column-properties fo:break-before="auto" style:column-width="76.51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25.01pt"/>
    </style:style>
    <style:style style:name="co13" style:family="table-column">
      <style:table-column-properties fo:break-before="auto" style:column-width="281.99pt"/>
    </style:style>
    <style:style style:name="co14" style:family="table-column">
      <style:table-column-properties fo:break-before="auto" style:column-width="387.01pt"/>
    </style:style>
    <style:style style:name="co15" style:family="table-column">
      <style:table-column-properties fo:break-before="auto" style:column-width="40.51pt"/>
    </style:style>
    <style:style style:name="co16" style:family="table-column">
      <style:table-column-properties fo:break-before="auto" style:column-width="87pt"/>
    </style:style>
    <style:style style:name="co17" style:family="table-column">
      <style:table-column-properties fo:break-before="auto" style:column-width="9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1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Normal_20_3">
      <style:table-cell-properties style:rotation-align="none"/>
    </style:style>
    <style:style style:name="ce3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BA, ProjM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BABOK</text:p>
          </table:table-cell>
        </table:table-row>
        <table:table-row table:style-name="ro1">
          <table:table-cell/>
          <table:table-cell office:value-type="string" calcext:value-type="string">
            <text:p>PMBOK</text:p>
          </table:table-cell>
        </table:table-row>
      </table:table>
      <table:table table:name="Google" table:style-name="ta2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1013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rder</text:p>
          </table:table-cell>
          <table:table-cell office:value-type="string" calcext:value-type="string">
            <text:p>Sub-ord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ub-area</text:p>
          </table:table-cell>
          <table:table-cell office:value-type="string" calcext:value-type="string">
            <text:p>Sub-sub-area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Tool skill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source length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-1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Overview/General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-2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screte Mathematic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ogic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Graph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inear algebr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Abstract algebr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Number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Cryptograph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Info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ambda calcul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Boolean algebr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Integer number representation. Arithmetics</text:p>
          </table:table-cell>
          <table:table-cell office:value-type="string" calcext:value-type="string">
            <text:p>Be able to create an ALU in VHDL - for add/sub/mul/div/mod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Floating-point. IEEE-754 standard. Representation, rounding, errors, etc.</text:p>
          </table:table-cell>
          <table:table-cell table:number-columns-repeated="2"/>
          <table:table-cell office:value-type="string" calcext:value-type="string">
            <text:p>Wikipedia; IEEE-754 standard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Arithmetics</text:p>
          </table:table-cell>
          <table:table-cell office:value-type="string" calcext:value-type="string">
            <text:p>Number Representation</text:p>
          </table:table-cell>
          <table:table-cell office:value-type="string" calcext:value-type="string">
            <text:p>Other reprs. of floating points - e.g. logarithmic</text:p>
          </table:table-cell>
          <table:table-cell table:number-columns-repeated="2"/>
          <table:table-cell office:value-type="string" calcext:value-type="string">
            <text:p>Wikipedia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 architecture &amp; instructions</text:p>
          </table:table-cell>
          <table:table-cell office:value-type="string" calcext:value-type="string">
            <text:p>Decoding/disassembling ARM instr.</text:p>
          </table:table-cell>
          <table:table-cell/>
          <table:table-cell office:value-type="string" calcext:value-type="string">
            <text:p>ARM doc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Intel architecture &amp; instructions</text:p>
          </table:table-cell>
          <table:table-cell office:value-type="string" calcext:value-type="string">
            <text:p>Decoding/disassembling Intel instr.</text:p>
          </table:table-cell>
          <table:table-cell/>
          <table:table-cell office:value-type="string" calcext:value-type="string">
            <text:p>Intel doc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Instruction Architecture</text:p>
          </table:table-cell>
          <table:table-cell office:value-type="string" calcext:value-type="string">
            <text:p>Reverse engineering</text:p>
          </table:table-cell>
          <table:table-cell office:value-type="string" calcext:value-type="string">
            <text:p>Procedures, tricks</text:p>
          </table:table-cell>
          <table:table-cell office:value-type="string" calcext:value-type="string">
            <text:p>reveng.net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ifferent CPU architectures/paradigms, blocks, operations</text:p>
          </table:table-cell>
          <table:table-cell office:value-type="string" calcext:value-type="string">
            <text:p>Be able to create a CPU in VHDL</text:p>
          </table:table-cell>
          <table:table-cell/>
          <table:table-cell office:value-type="string" calcext:value-type="string">
            <text:p>????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Virtualization</text:p>
          </table:table-cell>
          <table:table-cell office:value-type="string" calcext:value-type="string">
            <text:p>Types and concepts of virtualization, containers &amp; hypervisors</text:p>
          </table:table-cell>
          <table:table-cell office:value-type="string" calcext:value-type="string">
            <text:p>Setup hypervisor, virtual machines, containers</text:p>
          </table:table-cell>
          <table:table-cell office:value-type="string" calcext:value-type="string">
            <text:p>QEMU, Virtbox, Xen, kvm, LXC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omputer Architectur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Different types of clouds</text:p>
          </table:table-cell>
          <table:table-cell office:value-type="string" calcext:value-type="string">
            <text:p>Create a cloud</text:p>
          </table:table-cell>
          <table:table-cell office:value-type="string" calcext:value-type="string">
            <text:p>Docker, Heroku, OpenCloud, Google App Engine, AWS, EC2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Algorithms and Data Structures</text:p>
          </table:table-cell>
          <table:table-cell table:number-columns-repeated="4"/>
          <table:table-cell office:value-type="string" calcext:value-type="string">
            <text:p>Algorithm Design Manual</text:p>
          </table:table-cell>
          <table:table-cell office:value-type="string" calcext:value-type="string">
            <text:p>Skiena</text:p>
          </table:table-cell>
          <table:table-cell office:value-type="string" calcext:value-type="string">
            <text:p>700 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lexity &amp; Computabilit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uting machines</text:p>
          </table:table-cell>
          <table:table-cell/>
          <table:table-cell office:value-type="string" calcext:value-type="string">
            <text:p>Turing machine, Automata, Regex, et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different methodologies (RUP, TSP/PSP, Crystal)</text:p>
          </table:table-cell>
          <table:table-cell table:number-columns-repeated="2"/>
          <table:table-cell office:value-type="string" calcext:value-type="string">
            <text:p>SWEBOK, SEI TSP/PSP, Crysta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Agile methodologies, SCRUM, X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Estimation &amp; Metrics</text:p>
          </table:table-cell>
          <table:table-cell table:number-columns-repeated="4"/>
          <table:table-cell office:value-type="string" calcext:value-type="string">
            <text:p>SW Metric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Qualit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Requirement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DevO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CM &amp; Rele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Know TD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Coding</text:p>
          </table:table-cell>
          <table:table-cell/>
          <table:table-cell office:value-type="string" calcext:value-type="string">
            <text:p>Know coding best practices</text:p>
          </table:table-cell>
          <table:table-cell table:number-columns-repeated="2"/>
          <table:table-cell office:value-type="string" calcext:value-type="string">
            <text:p>Clean Code; Code Comple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Proj Manageme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Enterprise Architecture</text:p>
          </table:table-cell>
          <table:table-cell table:number-columns-repeated="3"/>
          <table:table-cell office:value-type="string" calcext:value-type="string">
            <text:p>EABOK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atterns</text:p>
          </table:table-cell>
          <table:table-cell/>
          <table:table-cell office:value-type="string" calcext:value-type="string">
            <text:p>GoF, GRAS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Structu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Functio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Prolo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Multicore programming</text:p>
          </table:table-cell>
          <table:table-cell office:value-type="string" calcext:value-type="string">
            <text:p>Parallel programming, distributed programming, GPU, OpenC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Embedded S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S</text:p>
          </table:table-cell>
          <table:table-cell office:value-type="string" calcext:value-type="string">
            <text:p>Internal structures</text:p>
          </table:table-cell>
          <table:table-cell/>
          <table:table-cell office:value-type="string" calcext:value-type="string">
            <text:p>Windows, Linux, VxWorks, FreeRTOS, QNX</text:p>
          </table:table-cell>
          <table:table-cell office:value-type="string" calcext:value-type="string">
            <text:p>Be able to create a driv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Parsing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number-columns-repeated="2"/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eneral</text:p>
          </table:table-cell>
          <table:table-cell table:style-name="Default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Book: Savage, Models of Computation (Exploring the Power of Computing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Book: CS - Abstraction to Implementation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Ullman: Foundations of CS (FOCS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2" office:value-type="string" calcext:value-type="string">
            <text:p>Algorithms</text:p>
          </table:table-cell>
          <table:table-cell table:style-name="Default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2" office:value-type="string" calcext:value-type="string">
            <text:p>Languages &amp; Automata</text:p>
          </table:table-cell>
          <table:table-cell table:style-name="ce2" office:value-type="string" calcext:value-type="string">
            <text:p>Book: Hennessy, The Semantics of Programming Languages (Intro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Book: Schmidt, Denotational Semantic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2" office:value-type="string" calcext:value-type="string">
            <text:p>Parsing</text:p>
          </table:table-cell>
          <table:table-cell table:style-name="Default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2" office:value-type="string" calcext:value-type="string">
            <text:p>DB &amp; Relational</text:p>
          </table:table-cell>
          <table:table-cell table:style-name="Default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2" office:value-type="string" calcext:value-type="string">
            <text:p>Functional</text:p>
          </table:table-cell>
          <table:table-cell table:style-name="Default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Book: Roscoe, The Theory and Practice of Concurrency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2" office:value-type="string" calcext:value-type="string">
            <text:p>NoSQL</text:p>
          </table:table-cell>
          <table:table-cell table:style-name="Default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2" office:value-type="string" calcext:value-type="string">
            <text:p>Data mining</text:p>
          </table:table-cell>
          <table:table-cell table:style-name="ce2" office:value-type="string" calcext:value-type="string">
            <text:p>Book: Aho &amp; Ullman, Mining of Massive Dataset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Codes, Info theory</text:p>
          </table:table-cell>
          <table:table-cell table:style-name="ce4" office:value-type="string" calcext:value-type="string">
            <text:p>Book: Berstel, Jean; Perrin, Dominique (1985), Theory of Codes, Academic Pres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Parallel &amp; distributed computing</text:p>
          </table:table-cell>
          <table:table-cell table:style-name="ce4" office:value-type="string" calcext:value-type="string">
            <text:p>Book: Ananth Grama, Introduction to Parallel Computing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Ipython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calcext:value-type="string">
            <text:p>SW Engi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Read SW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Read TSP/PSP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Read SCM (Best pract, IEEE)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Read TD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Read ESA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--&gt; ECSS-E-ST-10 SysEng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--&gt; ECSS-E-ST-40 SW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--&gt; ECSS-M-ST-10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--&gt; ECSS-E-ST-10-2 Validat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--&gt; ECSS-E-ST-10-6 TR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NASA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SEL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IEEE standards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calcext:value-type="string">
            <text:p>SEng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SE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BA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6" office:value-type="string" calcext:value-type="string">
            <text:p>NASA SE Hbo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5" office:value-type="string" calcext:value-type="string">
            <text:p>SysML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5" office:value-type="string" calcext:value-type="string">
            <text:p>INCOS SE</text:p>
          </table:table-cell>
          <table:table-cell table:number-columns-repeated="1020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nics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ce2"/>
        <table:table-row table:style-name="ro1" table:number-rows-repeated="6">
          <table:table-cell table:number-columns-repeated="3"/>
          <table:table-cell table:style-name="Default" table:number-columns-repeated="6"/>
        </table:table-row>
        <table:table-row table:style-name="ro3">
          <table:table-cell/>
          <table:table-cell table:style-name="ce2" office:value-type="string" calcext:value-type="string">
            <text:p>HW Design Methodologies</text:p>
          </table:table-cell>
          <table:table-cell table:style-name="ce2" office:value-type="string" calcext:value-type="string">
            <text:p>Boolean Func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 calcext:value-type="string">
            <text:p>SI, Bergeron analysis</text:p>
          </table:table-cell>
          <table:table-cell table:style-name="ce2" office:value-type="string" calcext:value-type="string">
            <text:p>Book: Wegener, Complexity of Boolean Func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ook: PDN analysi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ook: Black Magic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 calcext:value-type="string">
            <text:p>Grounding and Bonding</text:p>
          </table:table-cell>
          <table:table-cell office:value-type="string" calcext:value-type="string">
            <text:p>Book: Otths, Nois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 calcext:value-type="string">
            <text:p>Chip Design</text:p>
          </table:table-cell>
          <table:table-cell office:value-type="string" calcext:value-type="string">
            <text:p>MIL-STD, NEC standards, etc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ook: Modern chip fabrication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 calcext:value-type="string">
            <text:p>SPICE / LTSPICE simulations</text:p>
          </table:table-cell>
          <table:table-cell office:value-type="string" calcext:value-type="string">
            <text:p>Book: LTSPICE handbook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" office:value-type="string" calcext:value-type="string">
            <text:p>Measurements</text:p>
          </table:table-cell>
          <table:table-cell office:value-type="string" calcext:value-type="string">
            <text:p>Book: Linear/Radial Measur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ook: (in ETEL) Measurements</text:p>
          </table:table-cell>
          <table:table-cell table:number-columns-repeated="5"/>
        </table:table-row>
      </table:table>
      <table:table table:name="Machine eng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lurgy</text:p>
          </table:table-cell>
        </table:table-row>
        <table:table-row table:style-name="ro1">
          <table:table-cell/>
          <table:table-cell office:value-type="string" calcext:value-type="string">
            <text:p>Machine Elements</text:p>
          </table:table-cell>
        </table:table-row>
        <table:table-row table:style-name="ro1">
          <table:table-cell/>
          <table:table-cell office:value-type="string" calcext:value-type="string">
            <text:p>Metal processing</text:p>
          </table:table-cell>
        </table:table-row>
        <table:table-row table:style-name="ro1">
          <table:table-cell/>
          <table:table-cell office:value-type="string" calcext:value-type="string">
            <text:p>Foundry &amp; Forging</text:p>
          </table:table-cell>
        </table:table-row>
        <table:table-row table:style-name="ro1">
          <table:table-cell/>
          <table:table-cell office:value-type="string" calcext:value-type="string">
            <text:p>Plastics</text:p>
          </table:table-cell>
        </table:table-row>
        <table:table-row table:style-name="ro1">
          <table:table-cell/>
          <table:table-cell office:value-type="string" calcext:value-type="string">
            <text:p>Strength of materials</text:p>
          </table:table-cell>
        </table:table-row>
        <table:table-row table:style-name="ro1">
          <table:table-cell/>
          <table:table-cell office:value-type="string" calcext:value-type="string">
            <text:p>Pneumatics and hydraulics</text:p>
          </table:table-cell>
        </table:table-row>
        <table:table-row table:style-name="ro1">
          <table:table-cell/>
          <table:table-cell office:value-type="string" calcext:value-type="string">
            <text:p>Mechanics</text:p>
          </table:table-cell>
        </table:table-row>
      </table:table>
      <table:table table:name="Action Pla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17" table:default-cell-style-name="Default"/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Project</text:p>
          </table:table-cell>
          <table:table-cell office:value-type="string" calcext:value-type="string">
            <text:p>WB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OE, h</text:p>
          </table:table-cell>
          <table:table-cell office:value-type="string" calcext:value-type="string">
            <text:p>Effors spent,h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Architecture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table:style-name="ce7" office:value-type="string" calcext:value-type="string">
              <text:p>Read: IEEE-1407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: SW Architecture in Practic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Agile Programming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SCRUM: Read Scrum Guid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CRUM: Read Scrum Primer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OpenU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DDD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XP and anti-X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Use cases of Alistair Cockbur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Cryst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process, best practices, management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Read ISO/IEC 12207 - SW Eng Life Cycle Process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ISO/IEC 15504 - Process Assessment SPIC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: Capers Jones, The Economics of SW Qualit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: Brooks, The Mythical Man-Month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TDD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table:style-name="ce7" office:value-type="string" calcext:value-type="string">
              <text:p>Read: TDD in Embedded System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: xUnit Patter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Refactoring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Read: Refactoring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methods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ES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NAS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EI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IEEE Standard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WBOK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requirements manageme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CM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Verfication and Questa SIM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Questa Sim Doc: Making a Test Plan (see with TBR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C++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Stratustru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tandard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Templat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T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eyer, Effective C++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utter, 101 practices C++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planning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EVM &amp; Agile graph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Functional poin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OOADP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Design patter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Analysis patter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UM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engineering principles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Desig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HMI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production principle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ysEng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Read www.sebokwiki.org (SEBOK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ISO/IEC 15288 - SE Lifecycle process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NAS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different techniques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CppUnit, GoogleTes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Google lint, Facebook flin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EPF (Eclipse Process Framework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Enterprise Architec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ClearCas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Dev:SysDev:MEDev</text:p>
          </table:table-cell>
          <table:table-cell office:value-type="string" calcext:value-type="string">
            <text:p>Metal Housing Design</text:p>
          </table:table-cell>
          <table:table-cell/>
          <table:table-cell table:formula="of:=SUM([.E94:.E102])" office:value-type="float" office:value="11" calcext:value-type="float">
            <text:p>11</text:p>
          </table:table-cell>
          <table:table-cell table:number-columns-repeated="1019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Arrange a person with Jeremy Malaize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/>
            <table:table-cell office:value-type="string" calcext:value-type="string">
              <text:p>Dev:SysDev:MEDev:Spec</text:p>
            </table:table-cell>
            <table:table-cell/>
            <table:table-cell office:value-type="string" calcext:value-type="string">
              <text:p>Write a ME spec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Meeting with the person</text:p>
            </table:table-cell>
            <table:table-cell office:value-type="float" office:value="4" calcext:value-type="float">
              <text:p>4</text:p>
            </table:table-cell>
            <table:table-cell table:number-columns-repeated="1019"/>
          </table:table-row>
          <table:table-row table:style-name="ro4">
            <table:table-cell/>
            <table:table-cell office:value-type="string" calcext:value-type="string">
              <text:p>Dev:SysDev:MEDev:Review</text:p>
            </table:table-cell>
            <table:table-cell/>
            <table:table-cell office:value-type="string" calcext:value-type="string">
              <text:p>Design review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Obtain offer from AB (via MHU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Prepare purch spec (with RTE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/>
            <table:table-cell office:value-type="string" calcext:value-type="string">
              <text:p>Dev:Prototyping:ME-Proto1</text:p>
            </table:table-cell>
            <table:table-cell/>
            <table:table-cell office:value-type="string" calcext:value-type="string">
              <text:p>Buy proto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Validate proto (measure/integrate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4"/>
            <table:table-cell office:value-type="string" calcext:value-type="string">
              <text:p>end</text:p>
            </table:table-cell>
            <table:table-cell table:number-columns-repeated="1019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Dev:SysDev:UXDev</text:p>
          </table:table-cell>
          <table:table-cell office:value-type="string" calcext:value-type="string">
            <text:p>Front plate sticker design</text:p>
          </table:table-cell>
          <table:table-cell/>
          <table:table-cell table:formula="of:=SUM([.E105:.E108])" office:value-type="float" office:value="4" calcext:value-type="float">
            <text:p>4</text:p>
          </table:table-cell>
          <table:table-cell table:number-columns-repeated="1019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Discuss with XLH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Draw a prototype for the frontplate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Draw a prototype for the topbox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4"/>
            <table:table-cell office:value-type="string" calcext:value-type="string">
              <text:p>end</text:p>
            </table:table-cell>
            <table:table-cell table:number-columns-repeated="1019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Dev:SysDev:HWDev:Proto1:FPGADev</text:p>
          </table:table-cell>
          <table:table-cell office:value-type="string" calcext:value-type="string">
            <text:p>FPGA G189 (Artix-7)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table:style-name="ce7" office:value-type="string" calcext:value-type="string">
              <text:p>Update IPs 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Update bd_UAC.tcl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Compile design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table:number-columns-repeated="1018"/>
          </table:table-row>
          <table:table-row table:style-name="ro4">
            <table:table-cell table:number-columns-repeated="3"/>
            <table:table-cell office:value-type="string" calcext:value-type="string">
              <text:p>Analyze design structure - make a block diagram, what's left?</text:p>
            </table:table-cell>
            <table:table-cell office:value-type="float" office:value="4" calcext:value-type="float">
              <text:p>4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9" office:value-type="string" calcext:value-type="string">
              <text:p>Create IP and SW in Zynq for serial configuratio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Check/complete instantiation/configuration of PCIe block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Check instantiation/configuration of Ethernet Light block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AXI4 spec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Verify AXI4 backbone and connections to i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Implement AXI Chip2Chip ref design (XAP1160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HSCI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Verification of HSCI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PD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Verification of PDL (ported from Virtex-6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JLink 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HSCI/PDL dataflows - where ?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What passes on Axi chip2chip, and what - on JLink ?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elect clocking schem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Constraints and timing closur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Overall Verificatio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Dev:SysDev:HWDev:Proto1:FPGADev</text:p>
          </table:table-cell>
          <table:table-cell office:value-type="string" calcext:value-type="string">
            <text:p>FPGA G200 (Zynq-7020)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Compil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a block diagram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Verify MIO settings and pinning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Configure via Zynq 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etup AXI Chip2Chip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etup JLink 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Vivado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table:style-name="ce7" office:value-type="string" calcext:value-type="string">
              <text:p>Read UG910 - Getting Started with Vivado Design Suite</text:p>
            </table:table-cell>
            <table:table-cell table:number-columns-repeated="2" office:value-type="float" office:value="0.5" calcext:value-type="float">
              <text:p>0.5</text:p>
            </table:table-cell>
            <table:table-cell table:number-columns-repeated="1018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Read UG892 - Design Flows Overview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1018"/>
          </table:table-row>
          <table:table-row table:style-name="ro4">
            <table:table-cell table:number-columns-repeated="3"/>
            <table:table-cell office:value-type="string" calcext:value-type="string">
              <text:p>Make UG888 - UG892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49 - UltraFAST Design Methodolog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894 - Using Tcl Scripting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895 - System Level Design Entry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00 pg - 20pg/h</text:p>
            </table:table-cell>
            <table:table-cell table:number-columns-repeated="1017"/>
          </table:table-row>
          <table:table-row table:style-name="ro4">
            <table:table-cell table:number-columns-repeated="3"/>
            <table:table-cell office:value-type="string" calcext:value-type="string">
              <text:p>Read UG896 - Designing with IP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Make UG939 - UG896 Tutorial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Read UG899 - I/O and Clock Planning</text:p>
            </table:table-cell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70 pg - 20 pg/h</text:p>
            </table:table-cell>
            <table:table-cell table:number-columns-repeated="1017"/>
          </table:table-row>
          <table:table-row table:style-name="ro4">
            <table:table-cell table:number-columns-repeated="3"/>
            <table:table-cell office:value-type="string" calcext:value-type="string">
              <text:p>Read UG900 - Logic Simulation</text:p>
            </table:table-cell>
            <table:table-cell office:value-type="float" office:value="8" calcext:value-type="float">
              <text:p>8</text:p>
            </table:table-cell>
            <table:table-cell/>
            <table:table-cell office:value-type="float" office:value="170" calcext:value-type="float">
              <text:p>170</text:p>
            </table:table-cell>
            <table:table-cell table:number-columns-repeated="1017"/>
          </table:table-row>
          <table:table-row table:style-name="ro4">
            <table:table-cell table:number-columns-repeated="3"/>
            <table:table-cell office:value-type="string" calcext:value-type="string">
              <text:p>Make UG937 - UG900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03 - Using Constrain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45 - UG903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01 - Synthesi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04 - Implementatio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86 - UG904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05 - Hierarchical Desig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46 - UG905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06 - Design Analysis and Closur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38 - UG906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07 - Power Analysis and Optimizatio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97 - UG907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08 - Programming and Debugging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36 - UG908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897 - DSP via Vivado System Generator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48 - UG897 Tutorial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4">
            <table:table-cell table:number-columns-repeated="3"/>
            <table:table-cell office:value-type="string" calcext:value-type="string">
              <text:p>Read UG994 - Designing IP Subsystems with IP Integrator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95 - UG994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898 - Embedded Processor HW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940 - UG898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902 - HL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UG871 - UG902 Tutori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1168 - Packaging custom AXI IP for use in IP integrator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1165 - Using Vivado with SCM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Series-7 FPGA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Read UG472 - Clocking Resourc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471 - Select IO Resourc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474 - CLB Guid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482 - GTP transceiver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473 - Memory Resourc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483 - PCB Design and Pin Planning Guid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PG054 - Integrated PCIe block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UG480 - XADC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1160 - AXI Chip2Chip RefDesign for RT Video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1084 - Develop tamper-resistent desig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1086 - Develop Secure Designs with Isolatio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795 - Driving the Xilinx ADC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554 - XADC Layout Guidelin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496 - Bitstream identific with USR_ACCES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ad XAPP853 - Using a MCU to configure Series-7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Zynq-7020 &amp; SW development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Read UG873 - Zynq Concepts, Tools and Technique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4">
            <table:table-cell table:number-columns-repeated="3"/>
            <table:table-cell office:value-type="string" calcext:value-type="string">
              <text:p>Read UG1043 - Embedded System tool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100 - 25 pg/h</text:p>
            </table:table-cell>
            <table:table-cell table:number-columns-repeated="1017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Read UG821 - Zynq SW Developers Guide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h</text:p>
            </table:table-cell>
            <table:table-cell table:number-columns-repeated="1017"/>
          </table:table-row>
          <table:table-row table:style-name="ro4">
            <table:table-cell table:number-columns-repeated="3"/>
            <table:table-cell office:value-type="string" calcext:value-type="string">
              <text:p>Read UG643 - OS and Libraries Ref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50 - 30 pgh</text:p>
            </table:table-cell>
            <table:table-cell table:number-columns-repeated="1017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Dev:DevEnv:IT_Tools</text:p>
          </table:table-cell>
          <table:table-cell office:value-type="string" calcext:value-type="string">
            <text:p>ASIC Machine &amp; JH Flo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table:style-name="ce7" office:value-type="string" calcext:value-type="string">
              <text:p>Find a way to program and FPGA via server on my PC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Fix problem with SFTP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Fix clipboard interaction to ASIC machine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Create and document group policy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Create accounts for TBR and IKA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Setup .login and .cshrc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Setup clearcase for each account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4">
            <table:table-cell table:number-columns-repeated="3"/>
            <table:table-cell office:value-type="string" calcext:value-type="string">
              <text:p>Obtain access to Xilinx and Mentor sit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Update Linux and install more packages (e.g. gcc for Vivado sim)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Make QuestaSim usable from Vivado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Install more Linux machines for remote compilatio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Master JH Flow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Learn all JH scrip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Vivado-related scrip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Dev:SysDev:HWDev:Proto1:DesReview</text:p>
          </table:table-cell>
          <table:table-cell office:value-type="string" calcext:value-type="string">
            <text:p>HW Design Review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Check Bode Calculation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 calcext:value-type="string">
              <text:p>Complete the list of design concer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Use the list of design concerns to complete the list of FR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Read Artix-7 design advisaries and Errata and check if they apply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Have Monika &amp; RTE check the layout acc. to UG483 and XAPP554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Make a CDR with ETI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A</text:p>
          </table:table-cell>
          <table:table-cell office:value-type="string" calcext:value-type="string">
            <text:p>Dev:Proto:HWProto1:Bring-up</text:p>
          </table:table-cell>
          <table:table-cell office:value-type="string" calcext:value-type="string">
            <text:p>Proto Integration &amp; Bring-up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Create an integration test pla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Define integration tes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Create integration tes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Becoming prof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Learn Vivado --&gt;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Mentor Quest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PSL, OVM, UVM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SV, SC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Zero-In CdC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Zero-In Form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FPGA design - Partial reconfiguratio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FPGA design - HL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FPGA design - System Generator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FPGA design - DSP algos - general, SDR, image, neura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earn FPGA design - CPU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Improve UltimET Light compilation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office:value-type="string" calcext:value-type="string">
              <text:p>Switch to make fil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Have one makefile for all produc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Have one VisualDSP project for all produc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move -REL suffix from UltimET .far name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ULPCI</text:p>
          </table:table-cell>
          <table:table-cell/>
          <table:table-cell office:value-type="string" calcext:value-type="string">
            <text:p>Finish ULPCIe and prepare for QM-&gt;S0 transition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table:style-name="ce7" office:value-type="string" calcext:value-type="string">
              <text:p>New front plate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Laser inscribed label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New labe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Convoke a CDR meeting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Measure performance on FUJI targe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Prepare a qualification plan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Prepare the strategic component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7" office:value-type="string" calcext:value-type="string">
              <text:p>Order ICT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Re-qualify TUV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Improve SW Process</text:p>
          </table:table-cell>
          <table:table-cell table:number-columns-repeated="1021"/>
        </table:table-row>
        <table:table-row-group>
          <table:table-row table:style-name="ro4">
            <table:table-cell table:number-columns-repeated="3"/>
            <table:table-cell table:style-name="ce7" office:value-type="string" calcext:value-type="string">
              <text:p>Introduce MISRA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Introduce static analysi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Introduce SW Engineering practices acc. ISO 12207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 calcext:value-type="string">
              <text:p>Strive for SPICE compliance with ISO 15504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style-name="ce8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 table:number-rows-repeated="104829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text/>
    </number:number-style>
    <number:number-style style:name="N126P1" style:volatile="true">
      <number:text/>
    </number:number-style>
    <number:number-style style:name="N126P2" style:volatile="true">
      <number:text/>
    </number:number-style>
    <number:text-style style:name="N126">
      <number:tex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day number:style="long"/>
      <number:text>.</number:text>
      <number:month number:style="long"/>
      <number:text>.</number:text>
      <number:year number:style="long"/>
    </number:date-style>
    <number:date-style style:name="N128">
      <number:day number:style="long"/>
      <number:text>/</number:text>
      <number:month number:style="long"/>
      <number:text>/</number:text>
      <number:year number:style="long"/>
    </number:date-style>
    <number:date-style style:name="N12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10157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57" number:language="en" number:country="US">
      <number:text-content/>
      <style:map style:condition="value()&lt;=1.79769313486232E+308" style:apply-style-name="N10157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07:42:30.73490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1-23T05:52:46Z</meta:creation-date>
    <dc:date>2017-03-16T08:05:18.082980091</dc:date>
    <meta:editing-cycles>11</meta:editing-cycles>
    <meta:editing-duration>P4DT19H3M26S</meta:editing-duration>
    <meta:document-statistic meta:table-count="5" meta:cell-count="592" meta:object-count="0"/>
  </office:meta>
</office:document-meta>
</file>